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08cb" officeooo:paragraph-rsid="001b08cb"/>
    </style:style>
    <style:style style:name="P2" style:family="paragraph" style:parent-style-name="Standard">
      <style:text-properties fo:language="en" fo:country="US" officeooo:rsid="001b08cb" officeooo:paragraph-rsid="001b08cb"/>
    </style:style>
    <style:style style:name="P3" style:family="paragraph" style:parent-style-name="Standard">
      <style:text-properties fo:language="ru" fo:country="RU" officeooo:rsid="001b08cb" officeooo:paragraph-rsid="001b08cb"/>
    </style:style>
    <style:style style:name="P4" style:family="paragraph" style:parent-style-name="Standard">
      <style:text-properties officeooo:rsid="001ce628" officeooo:paragraph-rsid="001b08c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e628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e628"/>
    </style:style>
    <style:style style:name="T5" style:family="text">
      <style:text-properties officeooo:rsid="001ce628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loext:opacity="100%" fo:language="ru" fo:country="RU" fo:font-weight="bold" style:letter-kerning="false" style:font-name-asian="Calibri" style:language-asian="en" style:country-asian="US" style:font-weight-asian="bold" style:font-name-complex="Times New Roman" style:language-complex="ar" style:country-complex="SA" style:font-weight-complex="bold"/>
    </style:style>
    <style:style style:name="T8" style:family="text">
      <style:text-properties fo:color="#ffffff" loext:opacity="100%" fo:language="ru" fo:country="RU" fo:font-weight="bold" officeooo:rsid="001ce628" style:letter-kerning="false" style:font-name-asian="Calibri" style:language-asian="en" style:country-asian="US" style:font-weight-asian="bold" style:font-name-complex="Times New Roman" style:language-complex="ar" style:country-complex="SA" style:font-weight-complex="bold"/>
    </style:style>
    <style:style style:name="T9" style:family="text">
      <style:text-properties fo:color="#ffffff" loext:opacity="100%" fo:language="en" fo:country="US" fo:font-weight="bold" officeooo:rsid="001ce628" style:letter-kerning="false" style:font-name-asian="Calibri" style:language-asian="en" style:country-asian="US" style:font-weight-asian="bold" style:font-name-complex="Times New Roman" style:language-complex="ar" style:country-complex="SA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модуль <text:s/><text:span text:style-name="T1">A</text:span></text:p>
      <text:p text:style-name="P2"/>
      <text:p text:style-name="P2">1.<text:span text:style-name="T3">Парсинг данных</text:span></text:p>
      <text:p text:style-name="P3"><text:tab/>Файлы формата <text:span text:style-name="T1">json </text:span>были преобразованы в файлы с расширением .<text:span text:style-name="T1">xlsx </text:span>для удобства отображения и дальнейшей работы.</text:p>
      <text:p text:style-name="P3">2.Форматирование структуры набора данных</text:p>
      <text:p text:style-name="P3"><text:tab/>В модуле были выданы файла с описанием новостей об некоторых кандидатах и файл с описанием всех кандидатов. Файл содержащие новости о каждом кандидате хранят в себе : <text:span text:style-name="T1">id </text:span>кандидата, столбец новости, <text:span text:style-name="T1">id </text:span>новости, пустой столбец информации.</text:p>
      <text:p text:style-name="P3"/>
      <text:p text:style-name="P3"><text:tab/>Из всей предоставленной информации в файлах нам понадобится только столбец с новостными сводками и номере кандидата. Все остальные столбы подлежат удалению.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23:19.009000000</meta:creation-date>
    <dc:date>2023-04-19T12:16:22.425000000</dc:date>
    <meta:editing-duration>PT1H53M2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82" meta:character-count="579" meta:non-whitespace-character-count="499"/>
  </office:meta>
</office:document-meta>
</file>